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1C03000022D5BA8985DC.svm"/>
  <manifest:file-entry manifest:media-type="" manifest:full-path="Pictures/2000000700003DCF00001DDF84C10119.svm"/>
  <manifest:file-entry manifest:media-type="" manifest:full-path="Pictures/2000000700003D6500002B4F005A2334.svm"/>
  <manifest:file-entry manifest:media-type="" manifest:full-path="Pictures/200000070000487400002F085FDDD105.svm"/>
  <manifest:file-entry manifest:media-type="" manifest:full-path="Pictures/2000000700003D9A00002B6A8F8C2168.svm"/>
  <manifest:file-entry manifest:media-type="" manifest:full-path="Pictures/2000000700003DCF000020AA8F59C0B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ploading a Program to the dspstak</text:p>
      <text:p text:style-name="Standard"/>
      <text:list xml:id="list32479734" text:style-name="L1">
        <text:list-item>
          <text:p text:style-name="P1">Build the project in VisualDSP++</text:p>
        </text:list-item>
      </text:list>
      <text:p text:style-name="Standard"><draw:frame draw:style-name="fr1" draw:name="graphics1" text:anchor-type="paragraph" svg:width="2.8228in" svg:height="3.5102in" draw:z-index="0"><draw:image xlink:href="Pictures/2000000700001C03000022D5BA8985DC.svm" xlink:type="simple" xlink:show="embed" xlink:actuate="onLoad"/></draw:frame></text:p>
      <text:list xml:id="list32515004" text:style-name="L2">
        <text:list-item>
          <text:p text:style-name="P2">Open up Tera Term Pro</text:p>
        </text:list-item>
      </text:list>
      <text:p text:style-name="Standard"><draw:frame draw:style-name="fr2" draw:name="graphics2" text:anchor-type="paragraph" svg:x="0.1252in" svg:y="0in" svg:width="6.6752in" svg:height="4.3327in" draw:z-index="1"><draw:image xlink:href="Pictures/200000070000487400002F085FDDD105.svm" xlink:type="simple" xlink:show="embed" xlink:actuate="onLoad"/></draw:frame></text:p>
      <text:list xml:id="list32521044" text:style-name="L3">
        <text:list-item>
          <text:p text:style-name="P3">Turn the dspstak on or hit the reset button on the dspstak</text:p>
          <text:p text:style-name="P3"/>
        </text:list-item>
        <text:list-item>
          <text:p text:style-name="P3"><text:soft-page-break/>When the “Press Any Key to Interrupt Boot” message appears, press any key.</text:p>
        </text:list-item>
      </text:list>
      <text:p text:style-name="Standard"><draw:frame draw:style-name="fr1" draw:name="graphics3" text:anchor-type="paragraph" svg:width="6.2299in" svg:height="3.0102in" draw:z-index="2"><draw:image xlink:href="Pictures/2000000700003DCF00001DDF84C10119.svm" xlink:type="simple" xlink:show="embed" xlink:actuate="onLoad"/></draw:frame></text:p>
      <text:list xml:id="list32524148" text:style-name="L4">
        <text:list-item>
          <text:p text:style-name="P4">Enter <text:span text:style-name="T1">u</text:span><text:span text:style-name="T2"> for uploading a program</text:span></text:p>
        </text:list-item>
        <text:list-item>
          <text:p text:style-name="P4"><text:span text:style-name="T2">Enter </text:span><text:span text:style-name="T1">y </text:span><text:span text:style-name="T2">to confirm </text:span></text:p>
        </text:list-item>
      </text:list>
      <text:p text:style-name="Standard"><draw:frame draw:style-name="fr3" draw:name="graphics4" text:anchor-type="paragraph" svg:width="6.2299in" svg:height="3.2925in" draw:z-index="3"><draw:image xlink:href="Pictures/2000000700003DCF000020AA8F59C0BE.svm" xlink:type="simple" xlink:show="embed" xlink:actuate="onLoad"/></draw:frame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list xml:id="list32587588" text:continue-numbering="true" text:style-name="L4">
        <text:list-item>
          <text:p text:style-name="P4"><text:soft-page-break/><text:span text:style-name="T2">On Tera Term Pro, select File &gt; Send file... </text:span></text:p>
          <text:p text:style-name="P4"><draw:frame draw:style-name="fr2" draw:name="graphics5" text:anchor-type="paragraph" svg:x="0.3583in" svg:y="0in" svg:width="6.2083in" svg:height="4.3756in" draw:z-index="4"><draw:image xlink:href="Pictures/2000000700003D9A00002B6A8F8C2168.svm" xlink:type="simple" xlink:show="embed" xlink:actuate="onLoad"/></draw:frame><text:span text:style-name="T2"/></text:p>
        </text:list-item>
        <text:list-item>
          <text:p text:style-name="P4"><text:span text:style-name="T2">Select the shark.ldr file</text:span></text:p>
        </text:list-item>
      </text:list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list xml:id="list32582092" text:continue-numbering="true" text:style-name="L4">
        <text:list-item>
          <text:p text:style-name="P4"><text:soft-page-break/><text:span text:style-name="T2">Select 'Binary' in the Option box at the bottom.</text:span></text:p>
          <text:p text:style-name="P4"><draw:frame draw:style-name="fr1" draw:name="graphics6" text:anchor-type="paragraph" svg:width="6.1874in" svg:height="4.3654in" draw:z-index="5"><draw:image xlink:href="Pictures/2000000700003D6500002B4F005A2334.svm" xlink:type="simple" xlink:show="embed" xlink:actuate="onLoad"/></draw:frame><text:span text:style-name="T2"/></text:p>
        </text:list-item>
        <text:list-item>
          <text:p text:style-name="P4"><text:span text:style-name="T2"><text:s/>Click “Open”</text:span></text:p>
        </text:list-item>
        <text:list-item>
          <text:p text:style-name="P4"><text:span text:style-name="T2"><text:s/>Enter the revision string.</text:span></text:p>
          <text:p text:style-name="P4"><text:span text:style-name="T2"><text:s/>The revision string follows the following format: a.b.c (ie. 1.3.6)</text:span></text:p>
          <text:p text:style-name="P4"><text:span text:style-name="T2"><text:s/>a – New release changes (ie. New release of firmware for field use)</text:span></text:p>
          <text:p text:style-name="P4"><text:span text:style-name="T2"><text:s/>b – Major changes (ie. New functionality in development)</text:span></text:p>
          <text:p text:style-name="P4"><text:span text:style-name="T2"><text:s/>c – Minor changes (ie. Bug fix in current functionality)</text:span></text:p>
        </text:list-item>
      </text:list>
      <text:list xml:id="list32580265" text:style-name="L5">
        <text:list-item>
          <text:p text:style-name="P5"><text:span text:style-name="T2">Press </text:span><text:span text:style-name="T1">q</text:span><text:span text:style-name="T2"> to quit the upload terminal or reset the dspstak. <text:s/>When the dspstak is booting up, if the process is not interrupted the program will load.</text:span></text:p>
          <text:p text:style-name="P5"><text:span text:style-name="T2"/></text:p>
        </text:list-item>
      </text:list>
      <text:p text:style-name="Standard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1-15T12:36:03.88</meta:creation-date>
    <meta:document-statistic meta:table-count="0" meta:image-count="6" meta:object-count="0" meta:page-count="4" meta:paragraph-count="17" meta:word-count="162" meta:character-count="851"/>
    <dc:date>2011-01-15T12:47:18.40</dc:date>
    <meta:editing-duration>PT00H11M18S</meta:editing-duration>
    <meta:editing-cycles>1</meta:editing-cycles>
    <meta:generator>OpenOffice.org/3.1$Win32 OpenOffice.org_project/310m19$Build-9420</meta:generator>
  </office:meta>
</office:document-meta>
</file>